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ing Lighthouse</text:p>
      <text:p text:style-name="P2"/>
      <text:p text:style-name="P2">Augmenting</text:p>
      <text:p text:style-name="P1"></text:p>
      <text:p text:style-name="P1">Green points in the window represent selectable regions for augmentation. <text:s/>Hovering over a point will show a blue ellipse encompassing the region that will be augmented. <text:s/>Click on a green point will select that region for augmentation. <text:s/>A four-colored square will be augmented into the scene onto that region.</text:p>
      <text:p text:style-name="P1"></text:p>
      <text:p text:style-name="P2">Configuring the System</text:p>
      <text:p text:style-name="P1"></text:p>
      <text:p text:style-name="P1">The ./res/lighthouse.cfg file contains the configuration used by the Lighthouse application. <text:s/>The MSER and SIFT parameters can be changed in this file. <text:s/>The camera can also be configured here. <text:s/>The camera type and pixel format can be set using the enumeration values found in mar_camera.h. <text:s/>The width and height can also be selected. <text:s/>Finally, the dev_name parameter can be used to set which camera device to use.</text:p>
      <text:p text:style-name="P1"></text:p>
      <text:p text:style-name="P2">Editing Parameters</text:p>
      <text:p text:style-name="P1"></text:p>
      <text:p text:style-name="P1">Parameters for the algorithms can be changed in real time to fine-tune the system. <text:s/>This is done by using one of the q, w, e, r, t, a, s, d, f, or g keys to selected which parameter to edit (see Controls section), and using the + or - key to increase or decrease the parameter value.</text:p>
      <text:p text:style-name="P1"></text:p>
      <text:p text:style-name="P2">Controls</text:p>
      <text:p text:style-name="P1"></text:p>
      <text:p text:style-name="P4">- : Decrease parameter value</text:p>
      <text:p text:style-name="P4">+ : Increase parameter value</text:p>
      <text:p text:style-name="P4"></text:p>
      <text:p text:style-name="P4">q - Edit MSER Delta</text:p>
      <text:p text:style-name="P4">w - Edit MSER Min Area</text:p>
      <text:p text:style-name="P4">e - Edit MSER Max Area</text:p>
      <text:p text:style-name="P4">r - Edit MSER Max Variation</text:p>
      <text:p text:style-name="P4">t - Edit MSER Min Diversity</text:p>
      <text:p text:style-name="P4"></text:p>
      <text:p text:style-name="P4">a - Edit SIFT Number of Octaves</text:p>
      <text:p text:style-name="P4">s - Edit SIFT Number of Levels</text:p>
      <text:p text:style-name="P4">d - Edit SIFT First Octave</text:p>
      <text:p text:style-name="P4">f - Edit SIFT Peak Threshold</text:p>
      <text:p text:style-name="P4">g - Edit SIFT Edge Threshol</text:p>
      <text:p text:style-name="P4"></text:p>
      <text:p text:style-name="P4">m - Toggle SIFT keypoints</text:p>
      <text:p text:style-name="P4">n - Toggle MSER ellipses</text:p>
      <text:p text:style-name="P4">b - Toggle FPS</text:p>
      <text:p text:style-name="P4">n - Toggle selectable reg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ddingt </meta:initial-creator>
    <meta:creation-date>2011-06-10T15:19:55</meta:creation-date>
    <meta:document-statistic meta:table-count="0" meta:image-count="0" meta:object-count="0" meta:page-count="1" meta:paragraph-count="34" meta:word-count="272" meta:character-count="1518"/>
    <dc:date>2011-06-10T15:22:07</dc:date>
    <dc:creator>geddingt </dc:creator>
    <meta:editing-duration>PT2M14S</meta:editing-duration>
    <meta:editing-cycles>1</meta:editing-cycles>
    <meta:generator>LibreOffice/3.3$Unix LibreOffice_project/330m19$Build-202</meta:generator>
  </office:meta>
</office:document-meta>
</file>